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Proza Libre light" svg:font-family="'Proza Libre light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Open Sans Light1" svg:font-family="'Open Sans Light'" style:font-family-generic="system" style:font-pitch="variable"/>
  </office:font-face-decls>
  <office:automatic-styles>
    <style:style style:name="P1" style:family="paragraph" style:parent-style-name="Frame_20_contents">
      <style:paragraph-properties fo:line-height="90%" fo:text-align="justify" style:justify-single-word="false"/>
      <style:text-properties officeooo:paragraph-rsid="00096dab"/>
    </style:style>
    <style:style style:name="P2" style:family="paragraph" style:parent-style-name="Frame_20_contents">
      <style:paragraph-properties fo:line-height="90%" fo:text-align="justify" style:justify-single-word="false"/>
      <style:text-properties officeooo:paragraph-rsid="000c9544"/>
    </style:style>
    <style:style style:name="P3" style:family="paragraph" style:parent-style-name="Frame_20_contents">
      <style:paragraph-properties fo:text-align="justify" style:justify-single-word="false"/>
    </style:style>
    <style:style style:name="P4" style:family="paragraph" style:parent-style-name="Frame_20_contents">
      <style:paragraph-properties fo:margin-top="0in" fo:margin-bottom="0in" loext:contextual-spacing="true" fo:line-height="90%" fo:orphans="0" fo:widows="0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Frame_20_contents">
      <style:paragraph-properties fo:margin-top="0in" fo:margin-bottom="0in" loext:contextual-spacing="true" fo:line-height="90%" fo:orphans="0" fo:widows="0"/>
      <style:text-properties fo:color="#000000" style:font-name="Arial Black"/>
    </style:style>
    <style:style style:name="P7" style:family="paragraph" style:parent-style-name="Frame_20_contents">
      <style:paragraph-properties fo:margin-top="0in" fo:margin-bottom="0in" loext:contextual-spacing="true" fo:line-height="90%" fo:orphans="0" fo:widows="0"/>
      <style:text-properties fo:color="#000000" style:font-name="Open Sans" fo:font-size="12pt" fo:language="en" fo:country="US" officeooo:rsid="000582c9" style:font-size-asian="12pt" style:font-name-complex="Open Sans1" style:font-size-complex="12pt"/>
    </style:style>
    <style:style style:name="P8" style:family="paragraph" style:parent-style-name="Frame_20_contents">
      <style:paragraph-properties fo:line-height="90%" fo:text-align="justify" style:justify-single-word="false"/>
      <style:text-properties fo:color="#868686" style:font-name="Open Sans Light" fo:font-size="12pt" fo:language="en" fo:country="US" officeooo:rsid="00088767" officeooo:paragraph-rsid="00082aed" style:font-size-asian="12pt" style:font-name-complex="Open Sans Light1" style:font-size-complex="12pt"/>
    </style:style>
    <style:style style:name="P9" style:family="paragraph" style:parent-style-name="Frame_20_contents">
      <style:paragraph-properties fo:line-height="90%" fo:text-align="justify" style:justify-single-word="false"/>
      <style:text-properties fo:color="#868686" style:font-name="Open Sans Light" fo:font-size="12pt" fo:language="en" fo:country="US" officeooo:rsid="000c9544" officeooo:paragraph-rsid="000c9544" style:font-size-asian="12pt" style:font-name-complex="Open Sans Light1" style:font-size-complex="12pt"/>
    </style:style>
    <style:style style:name="P10" style:family="paragraph" style:parent-style-name="Frame_20_contents">
      <style:paragraph-properties fo:line-height="90%" fo:text-align="justify" style:justify-single-word="false"/>
    </style:style>
    <style:style style:name="P11" style:family="paragraph" style:parent-style-name="Frame_20_contents">
      <style:paragraph-properties fo:line-height="90%" fo:text-align="justify" style:justify-single-word="false"/>
      <style:text-properties officeooo:paragraph-rsid="000a9ccf"/>
    </style:style>
    <style:style style:name="P12" style:family="paragraph" style:parent-style-name="Frame_20_contents">
      <style:text-properties officeooo:paragraph-rsid="0009d1d4"/>
    </style:style>
    <style:style style:name="P13" style:family="paragraph" style:parent-style-name="Frame_20_contents">
      <style:text-properties officeooo:paragraph-rsid="00082aed"/>
    </style:style>
    <style:style style:name="P14" style:family="paragraph" style:parent-style-name="Frame_20_contents">
      <style:text-properties fo:color="#000000"/>
    </style:style>
    <style:style style:name="P15" style:family="paragraph" style:parent-style-name="Frame_20_contents">
      <style:paragraph-properties fo:line-height="80%"/>
      <style:text-properties fo:color="#000000" officeooo:paragraph-rsid="000582c9"/>
    </style:style>
    <style:style style:name="P16" style:family="paragraph" style:parent-style-name="Frame_20_contents">
      <style:paragraph-properties fo:margin-top="0in" fo:margin-bottom="0in" loext:contextual-spacing="false" fo:line-height="80%"/>
      <style:text-properties fo:color="#000000" fo:font-weight="bold" officeooo:paragraph-rsid="000582c9" style:font-weight-asian="bold" style:font-weight-complex="bold"/>
    </style:style>
    <style:style style:name="P17" style:family="paragraph" style:parent-style-name="Frame_20_contents">
      <style:paragraph-properties fo:margin-top="0in" fo:margin-bottom="0.028in" loext:contextual-spacing="false" fo:line-height="95%" fo:text-align="justify" style:justify-single-word="false"/>
      <style:text-properties fo:color="#000000" officeooo:rsid="00065453" officeooo:paragraph-rsid="00065453"/>
    </style:style>
    <style:style style:name="P18" style:family="paragraph" style:parent-style-name="Frame_20_contents">
      <style:paragraph-properties fo:margin-top="0in" fo:margin-bottom="0.028in" loext:contextual-spacing="false" fo:line-height="95%" fo:text-align="justify" style:justify-single-word="false"/>
      <style:text-properties fo:color="#000000" style:font-name="Open Sans" fo:font-size="12pt" fo:letter-spacing="-0.0126in" fo:language="en" fo:country="US" officeooo:rsid="00065453" officeooo:paragraph-rsid="00065453" style:font-size-asian="12pt" style:font-name-complex="Open Sans1" style:font-size-complex="12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84ccb2"/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T1" style:family="text">
      <style:text-properties fo:color="#ffffff" style:font-name="Open Sans" fo:font-size="12pt" fo:language="en" fo:country="US" style:font-size-asian="12pt" style:font-name-complex="Open Sans1" style:font-size-complex="12pt"/>
    </style:style>
    <style:style style:name="T2" style:family="text">
      <style:text-properties fo:color="#ffffff" style:font-name="Open Sans" fo:font-size="12pt" fo:language="en" fo:country="US" officeooo:rsid="000582c9" style:font-size-asian="12pt" style:font-name-complex="Open Sans1" style:font-size-complex="12pt"/>
    </style:style>
    <style:style style:name="T3" style:family="text">
      <style:text-properties fo:color="#ffffff" style:font-name="Open Sans" fo:font-size="12pt" fo:language="en" fo:country="US" officeooo:rsid="000582c9" style:font-size-asian="12pt" style:language-asian="en" style:country-asian="US" style:font-name-complex="Open Sans1" style:font-size-complex="12pt"/>
    </style:style>
    <style:style style:name="T4" style:family="text">
      <style:text-properties fo:color="#ffffff" style:font-name="Open Sans" fo:font-size="12pt" fo:letter-spacing="-0.0126in" fo:language="en" fo:country="US" style:font-size-asian="12pt" style:font-name-complex="Open Sans1" style:font-size-complex="12pt"/>
    </style:style>
    <style:style style:name="T5" style:family="text">
      <style:text-properties fo:color="#ffffff" style:font-name="Open Sans" fo:font-size="12pt" fo:letter-spacing="-0.0126in" fo:language="en" fo:country="US" officeooo:rsid="000781dd" style:font-size-asian="12pt" style:font-name-complex="Open Sans1" style:font-size-complex="12pt"/>
    </style:style>
    <style:style style:name="T6" style:family="text">
      <style:text-properties fo:color="#ffffff" style:font-name="Proza Libre light" fo:font-size="24pt" fo:language="en" fo:country="US" fo:font-weight="bold" officeooo:rsid="000582c9" style:font-size-asian="24pt" style:font-weight-asian="bold" style:font-size-complex="24pt" style:font-weight-complex="bold"/>
    </style:style>
    <style:style style:name="T7" style:family="text">
      <style:text-properties fo:color="#ffffff" style:font-name="Proza Libre light" fo:font-size="24pt" fo:language="en" fo:country="US" officeooo:rsid="000582c9" style:font-size-asian="24pt" style:font-size-complex="24pt"/>
    </style:style>
    <style:style style:name="T8" style:family="text">
      <style:text-properties fo:color="#ffffff" style:font-name="Proza Libre light" fo:font-size="16pt" fo:language="en" fo:country="US" fo:font-weight="bold" officeooo:rsid="000582c9" style:font-size-asian="16pt" style:language-asian="en" style:country-asian="US" style:font-weight-asian="bold" style:font-size-complex="16pt" style:font-weight-complex="bold"/>
    </style:style>
    <style:style style:name="T9" style:family="text">
      <style:text-properties fo:color="#ffffff" style:font-name="Arial Black" fo:font-size="12pt" fo:language="en" fo:country="US" style:font-size-asian="12pt" style:font-name-complex="Open Sans1" style:font-size-complex="12pt"/>
    </style:style>
    <style:style style:name="T10" style:family="text">
      <style:text-properties fo:color="#ffffff" style:font-name="Arial Black" fo:font-size="12pt" fo:language="en" fo:country="US" officeooo:rsid="000582c9" style:font-size-asian="12pt" style:language-asian="en" style:country-asian="US" style:font-name-complex="Open Sans1" style:font-size-complex="12pt"/>
    </style:style>
    <style:style style:name="T11" style:family="text">
      <style:text-properties fo:color="#ffffff" fo:font-size="12pt" fo:language="en" fo:country="US" officeooo:rsid="000582c9" style:font-size-asian="12pt" style:language-asian="en" style:country-asian="US" style:font-name-complex="Open Sans1" style:font-size-complex="12pt"/>
    </style:style>
    <style:style style:name="T12" style:family="text">
      <style:text-properties fo:color="#ffffff" fo:font-size="12pt" fo:language="en" fo:country="US" style:font-size-asian="12pt" style:font-name-complex="Open Sans1" style:font-size-complex="12pt"/>
    </style:style>
    <style:style style:name="T13" style:family="text">
      <style:text-properties fo:color="#ffffff" fo:font-size="12pt" fo:language="en" fo:country="US" officeooo:rsid="000582c9" style:font-size-asian="12pt" style:font-name-complex="Open Sans1" style:font-size-complex="12pt"/>
    </style:style>
    <style:style style:name="T14" style:family="text">
      <style:text-properties fo:color="#84ccb2" style:font-name="Proza Libre light" fo:font-size="15pt" fo:language="en" fo:country="US" fo:font-weight="bold" style:font-size-asian="15pt" style:font-weight-asian="bold" style:font-name-complex="Open Sans Light1" style:font-size-complex="15pt" style:font-weight-complex="bold"/>
    </style:style>
    <style:style style:name="T15" style:family="text">
      <style:text-properties fo:color="#84ccb2" style:font-name="Proza Libre light" fo:font-size="15pt" fo:language="en" fo:country="US" fo:font-weight="bold" officeooo:rsid="00082aed" style:font-size-asian="15pt" style:font-weight-asian="bold" style:font-name-complex="Open Sans Light1" style:font-size-complex="15pt" style:font-weight-complex="bold"/>
    </style:style>
    <style:style style:name="T16" style:family="text">
      <style:text-properties fo:color="#84ccb2" style:font-name="Proza Libre light" fo:font-size="15pt" fo:language="en" fo:country="US" fo:font-weight="bold" officeooo:rsid="00088767" style:font-size-asian="15pt" style:font-weight-asian="bold" style:font-name-complex="Open Sans Light1" style:font-size-complex="15pt" style:font-weight-complex="bold"/>
    </style:style>
    <style:style style:name="T17" style:family="text">
      <style:text-properties fo:color="#84ccb2" style:font-name="Proza Libre light" fo:font-size="15pt" fo:language="en" fo:country="US" fo:font-weight="bold" officeooo:rsid="0009d1d4" style:font-size-asian="15pt" style:font-weight-asian="bold" style:font-name-complex="Open Sans Light1" style:font-size-complex="15pt" style:font-weight-complex="bold"/>
    </style:style>
    <style:style style:name="T18" style:family="text">
      <style:text-properties fo:color="#868686" style:font-name="Open Sans Light" fo:font-size="12pt" fo:language="en" fo:country="US" style:font-size-asian="12pt" style:font-name-complex="Open Sans Light1" style:font-size-complex="12pt"/>
    </style:style>
    <style:style style:name="T19" style:family="text">
      <style:text-properties fo:color="#868686" style:font-name="Open Sans Light" fo:font-size="12pt" fo:language="en" fo:country="US" officeooo:rsid="00088767" style:font-size-asian="12pt" style:font-name-complex="Open Sans Light1" style:font-size-complex="12pt"/>
    </style:style>
    <style:style style:name="T20" style:family="text">
      <style:text-properties fo:color="#868686" style:font-name="Open Sans Light" fo:font-size="12pt" fo:language="en" fo:country="US" officeooo:rsid="00096dab" style:font-size-asian="12pt" style:font-name-complex="Open Sans Light1" style:font-size-complex="12pt"/>
    </style:style>
    <style:style style:name="T21" style:family="text">
      <style:text-properties fo:color="#868686" style:font-name="Open Sans Light" fo:font-size="12pt" fo:language="en" fo:country="US" officeooo:rsid="00082aed" style:font-size-asian="12pt" style:font-name-complex="Open Sans Light1" style:font-size-complex="12pt"/>
    </style:style>
    <style:style style:name="T22" style:family="text">
      <style:text-properties fo:color="#868686" style:font-name="Open Sans Light" fo:font-size="12pt" fo:language="en" fo:country="US" officeooo:rsid="0009d1d4" style:font-size-asian="12pt" style:font-name-complex="Open Sans Light1" style:font-size-complex="12pt"/>
    </style:style>
    <style:style style:name="T23" style:family="text">
      <style:text-properties fo:color="#868686" style:font-name="Open Sans Light" fo:font-size="12pt" fo:language="en" fo:country="US" officeooo:rsid="000a9ccf" style:font-size-asian="12pt" style:font-name-complex="Open Sans Light1" style:font-size-complex="12pt"/>
    </style:style>
    <style:style style:name="T24" style:family="text">
      <style:text-properties fo:color="#868686" style:font-name="Open Sans Light" fo:font-size="12pt" fo:language="en" fo:country="US" officeooo:rsid="000c9544" style:font-size-asian="12pt" style:font-name-complex="Open Sans Light1" style:font-size-complex="12pt"/>
    </style:style>
    <style:style style:name="T25" style:family="text">
      <style:text-properties fo:color="#868686" style:font-name="Open Sans Light" fo:font-size="12pt" fo:language="en" fo:country="US" officeooo:rsid="0009d1d4" style:font-size-asian="12pt" style:language-asian="en" style:country-asian="US" style:font-name-complex="Open Sans Light1" style:font-size-complex="12pt"/>
    </style:style>
    <style:style style:name="T26" style:family="text">
      <style:text-properties fo:color="#635a51" style:font-name="Proza Libre light" fo:font-size="28pt" fo:language="en" fo:country="US" fo:font-weight="bold" style:font-size-asian="28pt" style:font-weight-asian="bold" style:font-size-complex="28pt" style:font-weight-complex="bold"/>
    </style:style>
    <style:style style:name="T27" style:family="text">
      <style:text-properties fo:color="#635a51" style:font-name="Proza Libre light" fo:font-size="28pt" fo:language="en" fo:country="US" fo:font-weight="bold" officeooo:rsid="00082aed" style:font-size-asian="28pt" style:language-asian="en" style:country-asian="US" style:font-weight-asian="bold" style:font-size-complex="28pt" style:font-weight-complex="bold"/>
    </style:style>
    <style:style style:name="T28" style:family="text">
      <style:text-properties officeooo:rsid="00096dab"/>
    </style:style>
    <style:style style:name="T29" style:family="text">
      <style:text-properties style:font-name="Arial Black" fo:font-size="12pt" fo:language="en" fo:country="US" style:font-size-asian="12pt" style:font-name-complex="Open Sans1" style:font-size-complex="12pt"/>
    </style:style>
    <style:style style:name="T30" style:family="text">
      <style:text-properties style:font-name="Arial Black" fo:font-size="12pt" fo:language="en" fo:country="US" officeooo:rsid="000582c9" style:font-size-asian="12pt" style:language-asian="en" style:country-asian="US" style:font-name-complex="Open Sans1" style:font-size-complex="12pt"/>
    </style:style>
    <style:style style:name="T31" style:family="text">
      <style:text-properties fo:color="#c9211e" fo:font-size="12pt" fo:language="en" fo:country="US" style:font-size-asian="12pt" style:font-name-complex="Open Sans1" style:font-size-complex="12pt"/>
    </style:style>
    <style:style style:name="T32" style:family="text">
      <style:text-properties fo:color="#c9211e" fo:font-size="12pt" fo:language="en" fo:country="US" officeooo:rsid="000582c9" style:font-size-asian="12pt" style:font-name-complex="Open Sans1" style:font-size-complex="12pt"/>
    </style:style>
    <style:style style:name="T33" style:family="text">
      <style:text-properties fo:font-size="12pt" fo:language="en" fo:country="US" officeooo:rsid="000582c9" style:font-size-asian="12pt" style:language-asian="en" style:country-asian="US" style:font-name-complex="Open Sans1" style:font-size-complex="12pt"/>
    </style:style>
    <style:style style:name="T34" style:family="text">
      <style:text-properties fo:font-size="12pt" fo:language="en" fo:country="US" style:font-size-asian="12pt" style:font-name-complex="Open Sans1" style:font-size-complex="12pt"/>
    </style:style>
    <style:style style:name="T35" style:family="text">
      <style:text-properties fo:font-size="12pt" fo:language="en" fo:country="US" officeooo:rsid="000582c9" style:font-size-asian="12pt" style:font-name-complex="Open Sans1" style:font-size-complex="12pt"/>
    </style:style>
    <style:style style:name="T36" style:family="text">
      <style:text-properties style:font-name="Proza Libre light" fo:font-size="24pt" fo:language="en" fo:country="US" officeooo:rsid="000582c9" style:font-size-asian="24pt" style:font-size-complex="24pt"/>
    </style:style>
    <style:style style:name="T37" style:family="text">
      <style:text-properties style:font-name="Proza Libre light" fo:font-size="16pt" fo:language="en" fo:country="US" fo:font-weight="bold" officeooo:rsid="000582c9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Open Sans" fo:font-size="12pt" fo:language="en" fo:country="US" style:font-size-asian="12pt" style:font-name-complex="Open Sans1" style:font-size-complex="12pt"/>
    </style:style>
    <style:style style:name="T39" style:family="text">
      <style:text-properties style:font-name="Open Sans" fo:font-size="12pt" fo:language="en" fo:country="US" officeooo:rsid="000582c9" style:font-size-asian="12pt" style:font-name-complex="Open Sans1" style:font-size-complex="12pt"/>
    </style:style>
    <style:style style:name="T40" style:family="text">
      <style:text-properties style:font-name="Open Sans" fo:font-size="12pt" fo:language="en" fo:country="US" officeooo:rsid="000582c9" style:font-size-asian="12pt" style:language-asian="en" style:country-asian="US" style:font-name-complex="Open Sans1" style:font-size-complex="12pt"/>
    </style:style>
    <style:style style:name="T41" style:family="text">
      <style:text-properties style:font-name="Open Sans" fo:font-size="12pt" fo:letter-spacing="-0.0126in" fo:language="en" fo:country="US" style:font-size-asian="12pt" style:font-name-complex="Open Sans1" style:font-size-complex="12pt"/>
    </style:style>
    <style:style style:name="T42" style:family="text">
      <style:text-properties style:font-name="Open Sans" fo:font-size="12pt" fo:letter-spacing="-0.0126in" fo:language="en" fo:country="US" officeooo:rsid="000781dd" style:font-size-asian="12pt" style:font-name-complex="Open Sans1" style:font-size-complex="12pt"/>
    </style:style>
    <style:style style:name="T43" style:family="text">
      <style:text-properties fo:color="#000000" style:font-name="Arial Black" fo:font-size="12pt" fo:language="en" fo:country="US" style:font-size-asian="12pt" style:font-name-complex="Open Sans1" style:font-size-complex="12pt"/>
    </style:style>
    <style:style style:name="T44" style:family="text">
      <style:text-properties fo:color="#000000" style:font-name="Arial Black" fo:font-size="12pt" fo:language="en" fo:country="US" officeooo:rsid="000582c9" style:font-size-asian="12pt" style:language-asian="en" style:country-asian="US" style:font-name-complex="Open Sans1" style:font-size-complex="12pt"/>
    </style:style>
    <style:style style:name="T45" style:family="text">
      <style:text-properties fo:color="#000000" style:font-name="Open Sans" fo:font-size="12pt" fo:language="en" fo:country="US" style:font-size-asian="12pt" style:font-name-complex="Open Sans1" style:font-size-complex="12pt"/>
    </style:style>
    <style:style style:name="T46" style:family="text">
      <style:text-properties fo:color="#000000" style:font-name="Open Sans" fo:font-size="12pt" fo:language="en" fo:country="US" officeooo:rsid="000582c9" style:font-size-asian="12pt" style:font-name-complex="Open Sans1" style:font-size-complex="12pt"/>
    </style:style>
    <style:style style:name="T47" style:family="text">
      <style:text-properties fo:color="#000000" style:font-name="Open Sans" fo:font-size="12pt" fo:language="en" fo:country="US" officeooo:rsid="000582c9" style:font-size-asian="12pt" style:language-asian="en" style:country-asian="US" style:font-name-complex="Open Sans1" style:font-size-complex="12pt"/>
    </style:style>
    <style:style style:name="T48" style:family="text">
      <style:text-properties fo:color="#000000" officeooo:rsid="00096da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862in" fo:min-width="4.6965in" fo:padding-top="0.05in" fo:padding-bottom="0.05in" fo:padding-left="0.1in" fo:padding-right="0.1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84ccb2" draw:textarea-vertical-align="top" draw:auto-grow-height="false" fo:min-height="10.902in" fo:min-width="3.0118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965in" fo:min-width="2.321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2445in" fo:min-width="1.2654in" fo:padding-top="0.05in" fo:padding-bottom="0.05in" fo:padding-left="0.1in" fo:padding-right="0.1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55in" svg:stroke-color="#ffffff" draw:stroke-linejoin="round" draw:fill="none" draw:textarea-vertical-align="top" draw:auto-grow-height="false" fo:min-height="0in" fo:min-width="0.2402in" fo:padding-top="0.0492in" fo:padding-bottom="0.0492in" fo:padding-left="0.0984in" fo:padding-right="0.0984in" fo:wrap-option="wrap" fo:margin-left="0in" fo:margin-right="0.0417in" fo:margin-top="0.0209in" fo:margin-bottom="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55in" svg:stroke-color="#ffffff" draw:stroke-linejoin="round" draw:fill="none" draw:textarea-vertical-align="top" draw:auto-grow-height="false" fo:min-height="0in" fo:min-width="0.5465in" fo:padding-top="0.0492in" fo:padding-bottom="0.0492in" fo:padding-left="0.0984in" fo:padding-right="0.0984in" fo:wrap-option="wrap" fo:margin-left="0in" fo:margin-right="0.048in" fo:margin-top="0.0209in" fo:margin-bottom="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55in" svg:stroke-color="#ffffff" draw:stroke-linejoin="round" draw:fill="none" draw:textarea-vertical-align="top" draw:auto-grow-height="false" fo:min-height="0in" fo:min-width="0.7402in" fo:padding-top="0.0492in" fo:padding-bottom="0.0492in" fo:padding-left="0.0984in" fo:padding-right="0.0984in" fo:wrap-option="wrap" fo:margin-left="0in" fo:margin-right="0.0417in" fo:margin-top="0.0209in" fo:margin-bottom="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none" svg:stroke-width="0in" draw:fill="none" draw:textarea-vertical-align="top" draw:auto-grow-height="false" fo:min-height="0.5882in" fo:min-width="4.6965in" fo:padding-top="0.05in" fo:padding-bottom="0.05in" fo:padding-left="0.1in" fo:padding-right="0.1in" fo:wrap-option="wrap" fo:margin-left="0in" fo:margin-right="0in" fo:margin-top="0.0047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1.0047in" fo:min-width="2.321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17in" svg:stroke-color="#ffffff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9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none" svg:stroke-width="0in" draw:fill="none" draw:textarea-vertical-align="top" draw:auto-grow-height="false" fo:min-height="0.2654in" fo:min-width="4.644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none" svg:stroke-width="0in" draw:fill="none" draw:textarea-vertical-align="top" draw:auto-grow-height="false" fo:min-height="0.4583in" fo:min-width="4.6445in" fo:padding-top="0.05in" fo:padding-bottom="0.05in" fo:padding-left="0.1in" fo:padding-right="0.1in" fo:wrap-option="wrap"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none" svg:stroke-width="0in" draw:fill="none" draw:textarea-vertical-align="top" draw:auto-grow-height="false" fo:min-height="0.2862in" fo:min-width="4.696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none" svg:stroke-width="0in" draw:fill="none" draw:textarea-vertical-align="top" draw:auto-grow-height="false" fo:min-height="0.5047in" fo:min-width="2.7654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0.5882in" fo:min-width="4.696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draw:fill="none" draw:textarea-vertical-align="top" draw:auto-grow-height="false" fo:min-height="0.4839in" fo:min-width="4.6445in" fo:padding-top="0.05in" fo:padding-bottom="0.05in" fo:padding-left="0.1in" fo:padding-right="0.1in" fo:wrap-option="wrap" fo:margin-left="0in" fo:margin-right="0in" fo:margin-top="0.0047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in" draw:fill="none" draw:textarea-vertical-align="top" draw:auto-grow-height="false" fo:min-height="0.2862in" fo:min-width="4.6965in" fo:padding-top="0.05in" fo:padding-bottom="0.05in" fo:padding-left="0.1in" fo:padding-right="0.1in" fo:wrap-option="wrap" fo:margin-left="0in" fo:margin-right="0in" fo:margin-top="0.0047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draw:fill="none" draw:textarea-vertical-align="top" draw:auto-grow-height="false" fo:min-height="3.1992in" fo:min-width="4.821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 style:parent-style-name="Frame">
      <style:graphic-properties draw:stroke="none" svg:stroke-width="0in" draw:fill="none" draw:textarea-vertical-align="top" draw:auto-grow-height="false" fo:min-height="1.8327in" fo:min-width="2.6339in" fo:padding-top="0.05in" fo:padding-bottom="0.05in" fo:padding-left="0.1in" fo:padding-right="0.1in" fo:wrap-option="wrap" fo:margin-left="0in" fo:margin-right="0in" fo:margin-top="0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Text Box 7" draw:style-name="gr20" draw:text-style-name="P19" svg:width="2.8335in" svg:height="1.9323in" svg:x="-0.8291in" svg:y="1.3957in"><text:p text:style-name="P6"><text:span text:style-name="T33">8773</text:span><text:span text:style-name="T34"> </text:span><text:span text:style-name="T33">Boul</text:span><text:span text:style-name="T34"> </text:span><text:span text:style-name="T33">Viau</text:span></text:p><text:p text:style-name="P6"><text:span text:style-name="T34"><text:s/></text:span><text:span text:style-name="T35">Montreal</text:span><text:span text:style-name="T34">, <text:s/></text:span><text:span text:style-name="T35">H1R-2V4</text:span><text:span text:style-name="T34"><text:line-break/></text:span></text:p><text:p text:style-name="P4"><text:span text:style-name="T43">(</text:span><text:span text:style-name="T44">438</text:span><text:span text:style-name="T43">) </text:span><text:span text:style-name="T44">815</text:span><text:span text:style-name="T43"> </text:span><text:span text:style-name="T44">7158</text:span><text:span text:style-name="T43"><text:line-break/></text:span><text:span text:style-name="T45"><text:line-break/></text:span><text:a xlink:type="simple" xlink:href="mailto:alex899c@live.ca" text:style-name="Internet_20_link" text:visited-style-name="Visited_20_Internet_20_Link"><text:span text:style-name="T47">alex899c</text:span></text:a><text:a xlink:type="simple" xlink:href="mailto:alex899c@live.ca" text:style-name="Internet_20_link" text:visited-style-name="Visited_20_Internet_20_Link"><text:span text:style-name="T45">@</text:span></text:a><text:a xlink:type="simple" xlink:href="mailto:alex899c@live.ca" text:style-name="Internet_20_link" text:visited-style-name="Visited_20_Internet_20_Link"><text:span text:style-name="T46">live</text:span></text:a><text:a xlink:type="simple" xlink:href="mailto:alex899c@live.ca" text:style-name="Internet_20_link" text:visited-style-name="Visited_20_Internet_20_Link"><text:span text:style-name="T45">.c</text:span></text:a><text:a xlink:type="simple" xlink:href="mailto:alex899c@live.ca" text:style-name="Internet_20_link" text:visited-style-name="Visited_20_Internet_20_Link"><text:span text:style-name="T46">a</text:span></text:a></text:p><text:p text:style-name="P7"/><text:p text:style-name="P4"><text:a xlink:type="simple" xlink:href="https://www.linkedin.com/in/alex-castillo-0b1916224/" text:style-name="Internet_20_link" text:visited-style-name="Visited_20_Internet_20_Link"><text:span text:style-name="T48">https://www.linkedin.com/in/alex-castillo-0b1916224/</text:span></text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22" draw:style-name="gr1" draw:text-style-name="P19" svg:width="4.8961in" svg:height="0.3858in" svg:x="2.3752in" svg:y="7.6717in"><text:p text:style-name="Frame_20_contents"><text:span text:style-name="T14">High School Of Design (1996 – 1999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24" draw:style-name="gr1" draw:text-style-name="P19" svg:width="4.8961in" svg:height="0.3858in" svg:x="2.3752in" svg:y="8.6138in"><text:p text:style-name="Frame_20_contents"><text:span text:style-name="T14">School 2 (1994 – 1996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23" draw:style-name="gr13" draw:text-style-name="P19" svg:width="4.8441in" svg:height="0.5579in" svg:x="2.3752in" svg:y="7.9839in"><text:p text:style-name="P10"><text:span text:style-name="T18">Lorem ipsum dolor sit amet, consectetur adipisicing elit, sed do eiusmod tempor incididunt ut labore et dolore magn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25" draw:style-name="gr13" draw:text-style-name="P19" svg:width="4.8441in" svg:height="0.5579in" svg:x="2.3752in" svg:y="8.9264in"><text:p text:style-name="P10"><text:span text:style-name="T18">Lorem ipsum dolor sit amet, consectetur adipisicing elit, sed do eiusmod tempor incididunt ut labore et dolore magn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Text Box 21" draw:style-name="gr9" draw:text-style-name="P19" svg:width="4.8961in" svg:height="0.6878in" svg:x="2.3752in" svg:y="7.0047in"><text:p text:style-name="Frame_20_contents"><text:span text:style-name="T26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Text Box 36" draw:style-name="gr4" draw:text-style-name="P19" svg:width="1.465in" svg:height="0.3441in" svg:x="-0.7709in" svg:y="8.4626in"><text:p text:style-name="P14"><text:span text:style-name="T38">Dolor sit amet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Text Box 37" draw:style-name="gr4" draw:text-style-name="P19" svg:width="1.465in" svg:height="0.3441in" svg:x="-0.7709in" svg:y="8.7591in"><text:p text:style-name="P14"><text:span text:style-name="T38">Consectetur elit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AutoShape 38" draw:style-name="gr8" draw:text-style-name="P19" svg:width="0.9378in" svg:height="0.0012in" svg:x="0.8709in" svg:y="7.7492in"><text:p/><draw:enhanced-geometry draw:mirror-horizontal="false" draw:mirror-vertical="false" svg:viewBox="0 0 21600 21600" draw:type="mso-spt32" draw:enhanced-path="M 0 0 L 21600 21600 N"/></draw:custom-shape><draw:custom-shape text:anchor-type="paragraph" draw:z-index="21" draw:name="AutoShape 41" draw:style-name="gr8" draw:text-style-name="P19" svg:width="0.9378in" svg:height="0.0012in" svg:x="0.8709in" svg:y="8.6398in"><text:p/><draw:enhanced-geometry draw:mirror-horizontal="false" draw:mirror-vertical="false" svg:viewBox="0 0 21600 21600" draw:type="mso-spt32" draw:enhanced-path="M 0 0 L 21600 21600 N"/></draw:custom-shape><draw:custom-shape text:anchor-type="paragraph" draw:z-index="22" draw:name="AutoShape 42" draw:style-name="gr8" draw:text-style-name="P19" svg:width="0.9378in" svg:height="0.0012in" svg:x="0.8709in" svg:y="8.9409in"><text:p/><draw:enhanced-geometry draw:mirror-horizontal="false" draw:mirror-vertical="false" svg:viewBox="0 0 21600 21600" draw:type="mso-spt32" draw:enhanced-path="M 0 0 L 21600 21600 N"/></draw:custom-shape><draw:custom-shape text:anchor-type="paragraph" draw:z-index="23" draw:name="AutoShape 39" draw:style-name="gr7" draw:text-style-name="P19" svg:width="0.7441in" svg:height="0.0012in" svg:x="0.8709in" svg:y="8.0457in"><text:p/><draw:enhanced-geometry draw:mirror-horizontal="false" draw:mirror-vertical="false" svg:viewBox="0 0 21600 21600" draw:type="mso-spt32" draw:enhanced-path="M 0 0 L 21600 21600 N"/></draw:custom-shape><draw:custom-shape text:anchor-type="paragraph" draw:z-index="24" draw:name="AutoShape 40" draw:style-name="gr6" draw:text-style-name="P19" svg:width="0.4378in" svg:height="0.0012in" svg:x="0.8709in" svg:y="8.3429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Text Box 33" draw:style-name="gr4" draw:text-style-name="P19" svg:width="1.465in" svg:height="0.3441in" svg:x="-0.7709in" svg:y="7.5772in"><text:p text:style-name="P14"><text:span text:style-name="T38">Graphic Design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Text Box 34" draw:style-name="gr4" draw:text-style-name="P19" svg:width="1.465in" svg:height="0.3441in" svg:x="-0.7709in" svg:y="7.8634in"><text:p text:style-name="P14"><text:span text:style-name="T38">Web Develop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35" draw:style-name="gr4" draw:text-style-name="P19" svg:width="1.465in" svg:height="0.3441in" svg:x="-0.7709in" svg:y="8.1709in"><text:p text:style-name="P14"><text:span text:style-name="T38">Lorem Ipsum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32" draw:style-name="gr15" draw:text-style-name="P19" svg:width="2.965in" svg:height="0.6043in" svg:x="-0.7602in" svg:y="6.9in"><text:p text:style-name="Frame_20_contents"><text:span text:style-name="T26">Experti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30" draw:style-name="gr15" draw:text-style-name="P19" svg:width="2.965in" svg:height="0.6043in" svg:x="-0.7602in" svg:y="3.0201in"><text:p text:style-name="Frame_20_contents"><text:span text:style-name="T26">Summar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Text Box 5" draw:style-name="gr3" draw:text-style-name="P19" svg:width="2.5213in" svg:height="0.3961in" svg:x="-0.6772in" svg:y="1in"><text:p text:style-name="P15"><text:span text:style-name="T37">Game Developp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5" draw:name="Straight Connector 32" draw:style-name="gr11" draw:text-style-name="P19" svg:x1="-0.9992in" svg:y1="0.7709in" svg:x2="1.7008in" svg:y2="0.7709in"><text:p/></draw:line><draw:custom-shape text:anchor-type="paragraph" draw:z-index="16" draw:name="Text Box 5" draw:style-name="gr10" draw:text-style-name="P19" svg:width="2.5213in" svg:height="1.1043in" svg:x="-0.6772in" svg:y="-0.3543in"><text:p text:style-name="P16"><text:span text:style-name="T36">Monchez-Castillo Alex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Rectangle 64" draw:style-name="gr2" draw:text-style-name="P20" svg:width="3.2087in" svg:height="11.0004in" svg:x="-1.0252in" svg:y="-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Text Box 19" draw:style-name="gr1" draw:text-style-name="P19" svg:width="4.8961in" svg:height="0.3858in" svg:x="2.3583in" svg:y="6.1445in"><text:p text:style-name="P12"><text:span text:style-name="T17">Portfolio lin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20" draw:style-name="gr12" draw:text-style-name="P19" svg:width="4.8441in" svg:height="0.365in" svg:x="2.4102in" svg:y="6.5299in"><text:p text:style-name="P11"><text:span text:style-name="T23">Temp : www.portfolio.com/NeedToMakeO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9" draw:style-name="gr14" draw:text-style-name="P19" svg:width="4.8961in" svg:height="0.3858in" svg:x="2.3752in" svg:y="0.3417in"><text:p text:style-name="P3"><text:span text:style-name="T15">2.5D FIGHTING GAME</text:span><text:span text:style-name="T14"> </text:span><text:span text:style-name="T16">(nov2021- jan 2022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 Box 8" draw:style-name="gr16" draw:text-style-name="P19" svg:width="4.8961in" svg:height="0.6878in" svg:x="2.3752in" svg:y="-0.3626in"><text:p text:style-name="P13"><text:span text:style-name="T27">Personal 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5" draw:name="Shape1" draw:style-name="gr5" draw:text-style-name="P21" svg:width="0.613in" svg:height="0.5614in" svg:x="6.8866in" svg:y="-0.9917in"><draw:text-box><text:p>English</text:p><text:p>French</text:p><text:p>Spanish</text:p></draw:text-box></draw:frame><draw:frame draw:style-name="fr1" draw:name="Frame71" text:anchor-type="paragraph" svg:x="-0.7602in" svg:y="3.6252in" svg:width="2.678in" svg:height="3.0528in" draw:z-index="35"><draw:text-box><text:p text:style-name="P17"><text:span text:style-name="T41">I have undertaken and completed comprehensive <text:s/>and intensive studies computer sciences and game developing at ISI to acquire the necessary knowledge for a career in these fields. </text:span><text:span text:style-name="T42">I have completed <text:s/>several Project alone and in a Team. <text:s/>I am looking for <text:s/>a <text:s/>Junior <text:s/>Game Programmer to develop my skills <text:s/>and pursue my passion of game development.</text:span><text:span text:style-name="T41"> </text:span></text:p><text:p text:style-name="P18"/><text:p text:style-name="P18">I am motivated, creative, efficient, versatile, with a great sense of self-reliance and analysis. I easily adapt to different situation. </text:p></draw:text-box></draw:frame><draw:custom-shape text:anchor-type="paragraph" draw:z-index="4" draw:name="Text Box 17" draw:style-name="gr18" draw:text-style-name="P19" svg:width="4.8961in" svg:height="0.3858in" svg:x="2.3228in" svg:y="4.5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91" text:anchor-type="paragraph" svg:x="2.3161in" svg:y="0.6874in" svg:width="5.1252in" svg:height="3.4827in" draw:z-index="47"><draw:text-box><text:p text:style-name="P2"><text:span text:style-name="T21">For my Final Project, during my studies at ISI, I had to make a video game supervised by teachers with various planning software such as JIRA and GITHUB. Since I have a big passion </text:span><text:span text:style-name="T19">for fighting games, the subject of that project was pretty easy. In 2 and a half month, I was able to implement a lot of mechanics such as 2 player mode, combo system, an AI, an Online Mode with room making, Ranked Matchmaking, a training mode and various other features that was all planed in the first 2 week of the game. In order to push my game to the limit, I also “hired” people to help me as a team for features that were out of my programming expertise such as 2D artwork, 3D models and animations. We used TRELO to plan and manage the task of each member. I also helped them as much as possible in various task while coding all the game by mys</text:span><text:span text:style-name="T20">elf. </text:span><text:span text:style-name="T24">I planned all my MILESTONES ahead with a SPRINT methodology.</text:span><text:span text:style-name="T20"> </text:span></text:p><text:p text:style-name="P1"><text:span text:style-name="T19">Project:</text:span><text:a xlink:type="simple" xlink:href="https://github.com/morijin047/MvFighters" text:style-name="Internet_20_link" text:visited-style-name="Visited_20_Internet_20_Link">https://github.com/morijin047/MvFighters</text:a><text:span text:style-name="T19"> <text:s text:c="5"/></text:span></text:p><text:p text:style-name="P8"/><text:p text:style-name="P8"/></draw:text-box></draw:frame><draw:custom-shape text:anchor-type="paragraph" draw:z-index="3" draw:name="Text Box 10" draw:style-name="gr19" draw:text-style-name="P19" svg:width="5.0213in" svg:height="3.2988in" svg:x="2.3752in" svg:y="1.11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ext Box 18" draw:style-name="gr17" draw:text-style-name="P19" svg:width="4.8441in" svg:height="0.5835in" svg:x="2.3752in" svg:y="4.904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23" text:anchor-type="paragraph" svg:x="2.3752in" svg:y="4.078in" svg:width="4.8965in" svg:height="0.3862in" draw:z-index="51"><draw:text-box><text:p text:style-name="Frame_20_contents"><text:span text:style-name="T17">Captain Cure Player Movement</text:span><text:span text:style-name="T14"> (</text:span><text:span text:style-name="T17">oct 2021</text:span><text:span text:style-name="T14">)</text:span></text:p></draw:text-box></draw:frame><draw:frame draw:style-name="fr1" draw:name="Frame22" text:anchor-type="paragraph" svg:x="2.3752in" svg:y="4.411in" svg:width="4.8445in" svg:height="1.7339in" draw:z-index="50"><draw:text-box><text:p text:style-name="P2"><text:span text:style-name="T22">Thriller zombie game where you have to parkour and escape the zombie killers. This a prototype made in a Team of 3 where I was tasked to make all the camera and player movement. My two other teammates had to respectively make the level design and the zombie AI’s. We used JIRA with an </text:span><text:span text:style-name="T24">daily </text:span><text:span text:style-name="T25">AGILE</text:span><text:span text:style-name="T22"> SCRUM </text:span><text:span text:style-name="T23">meeting methodology. </text:span><text:span text:style-name="T24">We also planned using SPRINTS and making MILESTONES.</text:span></text:p><text:p text:style-name="P9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Proza Libre light" svg:font-family="'Proza Libre light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Open Sans Light1" svg:font-family="'Open Sans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GB" style:font-name-complex="Arial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GB" style:font-name-complex="Arial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©Freesumes.com</meta:initial-creator>
    <meta:editing-cycles>12</meta:editing-cycles>
    <meta:creation-date>2018-04-04T12:37:00</meta:creation-date>
    <dc:date>2021-12-16T20:57:35.425000000</dc:date>
    <meta:editing-duration>PT1H15M26S</meta:editing-duration>
    <meta:generator>LibreOffice/6.3.1.2$Windows_X86_64 LibreOffice_project/b79626edf0065ac373bd1df5c28bd630b4424273</meta:generator>
    <meta:document-statistic meta:table-count="0" meta:image-count="0" meta:object-count="0" meta:page-count="1" meta:paragraph-count="28" meta:word-count="409" meta:character-count="2496" meta:non-whitespace-character-count="20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